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7.59cm" style:rel-column-width="65535*"/>
    </style:style>
    <style:style style:name="Table1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c7718" officeooo:paragraph-rsid="001c7718"/>
    </style:style>
    <style:style style:name="P2" style:family="paragraph" style:parent-style-name="Standard">
      <style:paragraph-properties fo:text-align="end" style:justify-single-word="false"/>
      <style:text-properties officeooo:rsid="001c7718" officeooo:paragraph-rsid="001c7718"/>
    </style:style>
    <style:style style:name="P3" style:family="paragraph" style:parent-style-name="Standard">
      <style:paragraph-properties fo:text-align="start" style:justify-single-word="false"/>
      <style:text-properties officeooo:rsid="001c7718" officeooo:paragraph-rsid="001c7718"/>
    </style:style>
    <style:style style:name="P4" style:family="paragraph" style:parent-style-name="Table_20_Contents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 5</text:p>
      <text:p text:style-name="P2">LIBIN N GEORGE</text:p>
      <text:p text:style-name="P2">111501015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4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1T00:15:13.336448032</meta:creation-date>
    <dc:date>2018-03-01T00:16:21.980671071</dc:date>
    <meta:editing-duration>PT1M13S</meta:editing-duration>
    <meta:editing-cycles>1</meta:editing-cycles>
    <meta:document-statistic meta:table-count="1" meta:image-count="0" meta:object-count="0" meta:page-count="1" meta:paragraph-count="3" meta:word-count="6" meta:character-count="28" meta:non-whitespace-character-count="25"/>
    <meta:generator>LibreOffice/5.1.6.2$Linux_X86_64 LibreOffice_project/10m0$Build-2</meta:generator>
  </office:meta>
</office:document-meta>
</file>